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19819552" text:style-name="L1">
        <text:list-item>
          <text:p text:style-name="P1"><text:span text:style-name="Strong_20_Emphasis">Start a new tmux session:</text:span> Simply type <text:span text:style-name="Source_20_Text">tmux</text:span> and press Enter.</text:p>
        </text:list-item>
        <text:list-item>
          <text:p text:style-name="P1"><text:span text:style-name="Strong_20_Emphasis">Attach to an existing session:</text:span> Use <text:span text:style-name="Source_20_Text">tmux attach-session -t session-name</text:span> to reconnect to a specific session.</text:p>
        </text:list-item>
        <text:list-item>
          <text:p text:style-name="P1"><text:span text:style-name="Strong_20_Emphasis">Detach from the current session:</text:span> Press <text:span text:style-name="Source_20_Text">Ctrl-b</text:span> followed by <text:span text:style-name="Source_20_Text">d</text:span>.</text:p>
        </text:list-item>
        <text:list-item>
          <text:p text:style-name="P1"><text:span text:style-name="Strong_20_Emphasis">List existing sessions:</text:span> To see a list of your tmux sessions, run <text:span text:style-name="Source_20_Text">tmux list-sessions</text:span>.</text:p>
        </text:list-item>
        <text:list-item>
          <text:p text:style-name="P1"><text:span text:style-name="Strong_20_Emphasis">Create a new named session:</text:span> Start a session with a name using <text:span text:style-name="Source_20_Text">tmux new-session -s session-name</text:span>.</text:p>
        </text:list-item>
        <text:list-item>
          <text:p text:style-name="P1"><text:span text:style-name="Strong_20_Emphasis">Switch to the next session:</text:span> Cycle through sessions with <text:span text:style-name="Source_20_Text">Ctrl-b (</text:span>.</text:p>
        </text:list-item>
        <text:list-item>
          <text:p text:style-name="P1"><text:span text:style-name="Strong_20_Emphasis">Switch to the previous session:</text:span> Use <text:span text:style-name="Source_20_Text">Ctrl-b )</text:span> to navigate backward through sessions.</text:p>
        </text:list-item>
        <text:list-item>
          <text:p text:style-name="P1"><text:span text:style-name="Strong_20_Emphasis">Rename the current session:</text:span> Press <text:span text:style-name="Source_20_Text">Ctrl-b</text:span> followed by <text:span text:style-name="Source_20_Text">$</text:span> to change the session's name.</text:p>
        </text:list-item>
        <text:list-item>
          <text:p text:style-name="P1"><text:span text:style-name="Strong_20_Emphasis">Split the current pane horizontally:</text:span> Create a horizontal split with <text:span text:style-name="Source_20_Text">Ctrl-b %</text:span>.</text:p>
        </text:list-item>
        <text:list-item>
          <text:p text:style-name="P1"><text:span text:style-name="Strong_20_Emphasis">Split the current pane vertically:</text:span> Split vertically by using <text:span text:style-name="Source_20_Text">Ctrl-b "</text:span>.</text:p>
        </text:list-item>
        <text:list-item>
          <text:p text:style-name="P1"><text:span text:style-name="Strong_20_Emphasis">Navigate between panes:</text:span> Use <text:span text:style-name="Source_20_Text">Ctrl-b</text:span> followed by Arrow keys to move between panes.</text:p>
        </text:list-item>
        <text:list-item>
          <text:p text:style-name="P1"><text:span text:style-name="Strong_20_Emphasis">Close the current pane:</text:span> To close the active pane, press <text:span text:style-name="Source_20_Text">Ctrl-b x</text:span>.</text:p>
        </text:list-item>
        <text:list-item>
          <text:p text:style-name="P1"><text:span text:style-name="Strong_20_Emphasis">Zoom in/out on the current pane:</text:span> Zoom in on the active pane with <text:span text:style-name="Source_20_Text">Ctrl-b z</text:span>. Press it again to zoom out.</text:p>
        </text:list-item>
        <text:list-item>
          <text:p text:style-name="P1"><text:span text:style-name="Strong_20_Emphasis">Switch to the last active pane:</text:span> Return to the previous pane with <text:span text:style-name="Source_20_Text">Ctrl-b l</text:span>.</text:p>
        </text:list-item>
        <text:list-item>
          <text:p text:style-name="P1"><text:span text:style-name="Strong_20_Emphasis">Create a new window:</text:span> Start a new window in the current session by pressing <text:span text:style-name="Source_20_Text">Ctrl-b c</text:span>.</text:p>
        </text:list-item>
        <text:list-item>
          <text:p text:style-name="P1"><text:span text:style-name="Strong_20_Emphasis">Switch to the next window:</text:span> Navigate to the next window using <text:span text:style-name="Source_20_Text">Ctrl-b n</text:span>.</text:p>
        </text:list-item>
        <text:list-item>
          <text:p text:style-name="P1"><text:span text:style-name="Strong_20_Emphasis">Switch to the previous window:</text:span> Go to the previous window with <text:span text:style-name="Source_20_Text">Ctrl-b p</text:span>.</text:p>
        </text:list-item>
        <text:list-item>
          <text:p text:style-name="P1"><text:span text:style-name="Strong_20_Emphasis">List windows and choose one to switch to:</text:span> View a list of windows with <text:span text:style-name="Source_20_Text">Ctrl-b w</text:span>.</text:p>
        </text:list-item>
        <text:list-item>
          <text:p text:style-name="P1"><text:span text:style-name="Strong_20_Emphasis">Rename the current window:</text:span> Change the name of the active window by pressing <text:span text:style-name="Source_20_Text">Ctrl-b ,</text:span>.</text:p>
        </text:list-item>
        <text:list-item>
          <text:p text:style-name="P1"><text:span text:style-name="Strong_20_Emphasis">Close the current window:</text:span> Close the current window with <text:span text:style-name="Source_20_Text">Ctrl-b &amp;</text:span>.</text:p>
        </text:list-item>
        <text:list-item>
          <text:p text:style-name="P1"><text:span text:style-name="Strong_20_Emphasis">Copy mode (to scroll through terminal output):</text:span> Enter copy mode with <text:span text:style-name="Source_20_Text">Ctrl-b [</text:span>.</text:p>
        </text:list-item>
        <text:list-item>
          <text:p text:style-name="P1"><text:span text:style-name="Strong_20_Emphasis">Paste in copy mode:</text:span> Paste content copied in copy mode using <text:span text:style-name="Source_20_Text">Ctrl-b ]</text:span>.</text:p>
        </text:list-item>
        <text:list-item>
          <text:p text:style-name="P1"><text:span text:style-name="Strong_20_Emphasis">Send a command to all panes in a window:</text:span> Issue a command to all panes in a window with <text:span text:style-name="Source_20_Text">Ctrl-b :</text:span>.</text:p>
        </text:list-item>
        <text:list-item>
          <text:p text:style-name="P1"><text:span text:style-name="Strong_20_Emphasis">Split the current pane into multiple panes (vertical):</text:span> Create vertical splits with <text:span text:style-name="Source_20_Text">Ctrl-b %</text:span>.</text:p>
        </text:list-item>
        <text:list-item>
          <text:p text:style-name="P1"><text:span text:style-name="Strong_20_Emphasis">Split the current pane into multiple panes (horizontal):</text:span> Split horizontally with <text:span text:style-name="Source_20_Text">Ctrl-b "</text:span>.</text:p>
        </text:list-item>
        <text:list-item>
          <text:p text:style-name="P1"><text:span text:style-name="Strong_20_Emphasis">Resize panes:</text:span> Adjust pane sizes using <text:span text:style-name="Source_20_Text">Ctrl-b</text:span> and Alt-key combinations with Arrow keys.</text:p>
        </text:list-item>
        <text:list-item>
          <text:p text:style-name="P1"><text:span text:style-name="Strong_20_Emphasis">Rotate panes:</text:span> Rotate between panes in the current window with <text:span text:style-name="Source_20_Text">Ctrl-b Space</text:span>.</text:p>
        </text:list-item>
        <text:list-item>
          <text:p text:style-name="P1"><text:span text:style-name="Strong_20_Emphasis">Switch to a specific pane number:</text:span> Move to a specific pane by entering its number after <text:span text:style-name="Source_20_Text">Ctrl-b</text:span>.</text:p>
        </text:list-item>
        <text:list-item>
          <text:p text:style-name="P1"><text:span text:style-name="Strong_20_Emphasis">List available key bindings:</text:span> See a list of key bindings by pressing <text:span text:style-name="Source_20_Text">Ctrl-b ?</text:span>.</text:p>
        </text:list-item>
        <text:list-item>
          <text:p text:style-name="P1"><text:span text:style-name="Strong_20_Emphasis">Reload the tmux configuration file:</text:span> Reload your tmux configuration with <text:span text:style-name="Source_20_Text">Ctrl-b :</text:span>, then <text:span text:style-name="Source_20_Text">source-file ~/.tmux.conf</text:span>.</text:p>
        </text:list-item>
      </text:list>
      <text:p text:style-name="Text_20_body">These commands make it easier to manage multiple terminal sessions and work efficiently with tmux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7:53:23.507384605</meta:creation-date>
    <dc:date>2023-09-23T17:53:52.499776111</dc:date>
    <meta:editing-duration>PT30S</meta:editing-duration>
    <meta:editing-cycles>1</meta:editing-cycles>
    <meta:document-statistic meta:table-count="0" meta:image-count="0" meta:object-count="0" meta:page-count="1" meta:paragraph-count="31" meta:word-count="462" meta:character-count="2605" meta:non-whitespace-character-count="2204"/>
    <meta:generator>LibreOffice/7.3.7.2$Linux_X86_64 LibreOffice_project/30$Build-2</meta:generator>
  </office:meta>
</office:document-meta>
</file>